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7.822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70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4.995cm"/>
    </style:style>
    <style:style style:name="co11" style:family="table-column">
      <style:table-column-properties fo:break-before="auto" style:column-width="7.317cm"/>
    </style:style>
    <style:style style:name="co12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Order_20_Response_20_Simp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 Simple" table:style-name="ta1" table:print-ranges="'Order Response Simple'.A2:'Order Response Simple'.AE2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22"/>
        <table:table-column table:style-name="co9" table:default-cell-style-name="ce6"/>
        <table:table-column table:style-name="co10" table:default-cell-style-name="ce30"/>
        <table:table-column table:style-name="co11" table:default-cell-style-name="ce6"/>
        <table:table-column table:style-name="co12" table:default-cell-style-name="ce6"/>
        <table:table-column table:style-name="co9" table:default-cell-style-name="ce41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15" table:default-cell-style-name="ce6"/>
        <table:table-column table:style-name="co3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10.508cm" svg:height="6.804cm" svg:x="8.013cm" svg:y="0.277cm" draw:caption-point-x="-8.013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6.804cm" svg:x="24.188cm" svg:y="0.277cm" draw:caption-point-x="-24.188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296cm" svg:height="6.804cm" svg:x="26.922cm" svg:y="0.277cm" draw:caption-point-x="-26.922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3cm" svg:height="6.804cm" svg:x="31.311cm" svg:y="0.277cm" draw:caption-point-x="-31.311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21.017cm" svg:height="2.264cm" svg:x="34.293cm" svg:y="0.054cm" draw:caption-point-x="-34.293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1cm" svg:height="5.101cm" svg:x="37.661cm" svg:y="0.054cm" draw:caption-point-x="-37.661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51cm" svg:height="5.101cm" svg:x="39.924cm" svg:y="0.054cm" draw:caption-point-x="-39.924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7cm" svg:height="3.464cm" svg:x="42.188cm" svg:y="0.054cm" draw:caption-point-x="-42.188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74cm" svg:height="6.804cm" svg:x="44.451cm" svg:y="0.277cm" draw:caption-point-x="-44.451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734cm" svg:height="6.804cm" svg:x="51.241cm" svg:y="0.277cm" draw:caption-point-x="-51.241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7.844cm" svg:height="6.804cm" svg:x="54.692cm" svg:y="0.277cm" draw:caption-point-x="-54.692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2cm" svg:height="6.804cm" svg:x="61.956cm" svg:y="0.277cm" draw:caption-point-x="-61.956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6cm" svg:height="6.804cm" svg:x="63.033cm" svg:y="0.277cm" draw:caption-point-x="-63.03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3cm" svg:height="6.804cm" svg:x="67.033cm" svg:y="0.277cm" draw:caption-point-x="-67.033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6.804cm" svg:x="80.567cm" svg:y="0.277cm" draw:caption-point-x="-80.567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4" office:value-type="string">
            <text:p>Examples</text:p>
          </table:table-cell>
          <table:table-cell table:style-name="ce34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4" office:value-type="string">
            <office:annotation draw:style-name="gr1" draw:text-style-name="P1" svg:width="4.448cm" svg:height="6.804cm" svg:x="94.093cm" svg:y="0.277cm" draw:caption-point-x="-94.093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4.502cm" svg:height="6.804cm" svg:x="96.577cm" svg:y="0.277cm" draw:caption-point-x="-96.577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0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Simple">
              <text:p>OrderResponseSimple</text:p>
            </table:table-cell>
            <table:table-cell table:style-name="ce2" office:value-type="string">
              <text:p>Order Response Simple. Details</text:p>
            </table:table-cell>
            <table:table-cell table:style-name="ce9"/>
            <table:table-cell table:style-name="ce9" office:value-type="string">
              <text:p>Order Response Simple</text:p>
            </table:table-cell>
            <table:table-cell table:style-name="ce9" table:number-columns-repeated="9"/>
            <table:table-cell table:style-name="ce9" office:value-type="string">
              <text:p>Order Acknowledgement, PO Response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indicate simple acceptance or rejection of an entire Order</text:p>
            </table:table-cell>
            <table:table-cell table:style-name="ce27"/>
            <table:table-cell table:style-name="ce35"/>
            <table:table-cell table:style-name="ce39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9"/>
            <table:table-cell table:style-name="ce46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Order Response Simple. UBL Version Identifier. Identifier</text:p>
          </table:table-cell>
          <table:table-cell table:style-name="ce10"/>
          <table:table-cell office:value-type="string">
            <text:p>Order Response Simpl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Order Response Simple. Subset Identifier. Identifier</text:p>
          </table:table-cell>
          <table:table-cell table:style-name="ce10"/>
          <table:table-cell office:value-type="string">
            <text:p>Order Response Simple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Order Response Simple. Profile Identifier. Identifier</text:p>
          </table:table-cell>
          <table:table-cell table:style-name="ce10"/>
          <table:table-cell table:style-name="Default" office:value-type="string">
            <text:p>Order Response Simpl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0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5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Order Response Simple. Identifier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Order Response Simple assigned by the Seller</text:p>
          </table:table-cell>
          <table:table-cell/>
          <table:table-cell office:value-type="float" office:value="1018">
            <text:p>1018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Order Response Simple. Copy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Response Simple is a copy (true) or not (false)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Order Response Simple. UUID. Identifier</text:p>
          </table:table-cell>
          <table:table-cell/>
          <table:table-cell office:value-type="string">
            <text:p>Order Response Simpl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Order Response Simple instanc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Response Simple. Issue Date. Dat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Response Simple. Issue Time. Time</text:p>
          </table:table-cell>
          <table:table-cell/>
          <table:table-cell office:value-type="string">
            <text:p>Order Response Simpl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Response Simple. Note. Text</text:p>
          </table:table-cell>
          <table:table-cell/>
          <table:table-cell office:value-type="string">
            <text:p>Order Response Simpl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Order Response Simple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AcceptedIndicator">
            <text:p>AcceptedIndicator</text:p>
          </table:table-cell>
          <table:table-cell table:style-name="ce7" office:value-type="string">
            <text:p>Order Response Simple. Accepted_ Indicator. Indicator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Accepted</text:p>
          </table:table-cell>
          <table:table-cell/>
          <table:table-cell office:value-type="string">
            <text:p>Indicator</text:p>
          </table:table-cell>
          <table:table-cell table:formula="oooc:=IF([.F12]&lt;&gt;&quot;&quot;;CONCATENATE([.F12];&quot; &quot;;[.G12]);[.G12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ndicator. Type">
            <text:p>Indicato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is accepted (true) or rejected (false)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jectionNote">
            <text:p>RejectionNote</text:p>
          </table:table-cell>
          <table:table-cell table:style-name="ce7" office:value-type="string">
            <text:p>Order Response Simple. Rejection_ Not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Rejection</text:p>
          </table:table-cell>
          <table:table-cell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reason for rejection if the order was not accepted.</text:p>
          </table:table-cell>
          <table:table-cell office:value-type="string">
            <text:p>"Out of Stock","Not able to supply","Unable to fulfill within the contracted conditions", "Buyer Account not Recognised"</text:p>
          </table:table-cell>
          <table:table-cell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CustomerReference">
            <text:p>CustomerReference</text:p>
          </table:table-cell>
          <table:table-cell table:style-name="ce7" office:value-type="string">
            <text:p>Order Response Simple. Customer_ Reference. Text</text:p>
          </table:table-cell>
          <table:table-cell/>
          <table:table-cell office:value-type="string">
            <text:p>Order Response Simple</text:p>
          </table:table-cell>
          <table:table-cell office:value-type="string">
            <text:p>Customer</text:p>
          </table:table-cell>
          <table:table-cell/>
          <table:table-cell office:value-type="string">
            <text:p>Reference</text:p>
          </table:table-cell>
          <table:table-cell table:formula="oooc:=IF([.F14]&lt;&gt;&quot;&quot;;CONCATENATE([.F14];&quot; &quot;;[.G14]);[.G14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g when using pu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Order Response Simple. Accounting Cost Code. Code</text:p>
          </table:table-cell>
          <table:table-cell/>
          <table:table-cell office:value-type="string">
            <text:p>Order Response Simpl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Order Response Simple. Accounting Cost. Text</text:p>
          </table:table-cell>
          <table:table-cell/>
          <table:table-cell office:value-type="string">
            <text:p>Order Response Simpl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6]&lt;&gt;&quot;&quot;;CONCATENATE([.F16];&quot; &quot;;[.G16]);[.G16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Response Simple. Order Reference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number-columns-repeated="2" table:style-name="ce11"/>
          <table:table-cell table:style-name="ce11"/>
          <table:table-cell table:style-name="ce4" table:formula="oooc:=[.M17]" office:value-type="string" office:string-value="Order Reference">
            <text:p>Order Reference</text:p>
          </table:table-cell>
          <table:table-cell table:style-name="ce4" table:formula="oooc:=[.M17]" office:value-type="string" office:string-value="Order Reference">
            <text:p>Order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Order Refer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Order being responded to</text:p>
          </table:table-cell>
          <table:table-cell table:style-name="ce32"/>
          <table:table-cell table:style-name="ce36"/>
          <table:table-cell table:style-name="ce42" office:value-type="string">
            <text:p>1.0</text:p>
          </table:table-cell>
          <table:table-cell table:style-name="ce36" table:number-columns-repeated="2"/>
          <table:table-cell table:style-name="ce36" office:value-type="string">
            <text:p>Procurement</text:p>
          </table:table-cell>
          <table:table-cell table:style-name="ce36"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 Simple. Additional_ Document Reference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other documents</text:p>
          </table:table-cell>
          <table:table-cell table:style-name="ce32"/>
          <table:table-cell table:style-name="ce36"/>
          <table:table-cell table:style-name="ce42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32" table:number-columns-repeated="2"/>
          <table:table-cell table:style-name="ce4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 Simple. Signature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number-columns-repeated="2" table:style-name="ce11"/>
          <table:table-cell table:style-name="ce11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ssociates the Order Response with zero or more signatures.</text:p>
          </table:table-cell>
          <table:table-cell table:style-name="ce32"/>
          <table:table-cell table:style-name="ce36"/>
          <table:table-cell table:style-name="ce42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Response Simple. Seller_ Supplier Party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Seller</text:p>
          </table:table-cell>
          <table:table-cell table:style-name="ce32"/>
          <table:table-cell table:style-name="ce36"/>
          <table:table-cell table:style-name="ce42" office:value-type="string">
            <text:p>1.0</text:p>
          </table:table-cell>
          <table:table-cell table:style-name="ce36" table:number-columns-repeated="2"/>
          <table:table-cell table:style-name="ce36" office:value-type="string">
            <text:p>Procurement</text:p>
          </table:table-cell>
          <table:table-cell table:style-name="ce36"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Response Simple. Buyer_ Customer Party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style-name="ce11" office:value-type="string">
            <text:p>Buyer</text:p>
          </table:table-cell>
          <table:table-cell table:style-name="ce11"/>
          <table:table-cell table:style-name="ce11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Buyer</text:p>
          </table:table-cell>
          <table:table-cell table:style-name="ce32"/>
          <table:table-cell table:style-name="ce36"/>
          <table:table-cell table:style-name="ce42" office:value-type="string">
            <text:p>1.0</text:p>
          </table:table-cell>
          <table:table-cell table:style-name="ce36" table:number-columns-repeated="2"/>
          <table:table-cell table:style-name="ce36" office:value-type="string">
            <text:p>Procurement</text:p>
          </table:table-cell>
          <table:table-cell table:style-name="ce36" table:number-columns-repeated="9"/>
          <table:table-cell table:style-name="ce46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Response Simple. Originator_ Customer Party</text:p>
          </table:table-cell>
          <table:table-cell table:style-name="ce11"/>
          <table:table-cell table:style-name="ce11" office:value-type="string">
            <text:p>Order Response Simpl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2" office:value-type="string">
            <text:p>An association to the Originator</text:p>
          </table:table-cell>
          <table:table-cell table:style-name="ce32"/>
          <table:table-cell table:style-name="ce36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3" table:number-columns-repeated="2"/>
          <table:table-cell table:style-name="ce37"/>
          <table:table-cell table:style-name="ce43"/>
          <table:table-cell table:style-name="ce5" table:number-columns-repeated="12"/>
          <table:table-cell table:number-columns-repeated="224"/>
        </table:table-row>
        <table:table-row table:style-name="ro2">
          <table:table-cell table:number-columns-repeated="256"/>
        </table:table-row>
        <table:table-row table:style-name="ro3" table:number-rows-repeated="6551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Order Response Simple'.$A$1" table:cell-range-address="$'Order Response Simple'.$A$1:.$IV$1"/>
        <table:named-expression table:name="BuiltIn_AutoFilter___1" table:base-cell-address="$'Order Response Simple'.$A$1" table:expression="&quot;$Invoice.$#REF!$#REF!:$#REF!$#REF!&quot;"/>
        <table:named-range table:name="Excel_BuiltIn_Print_Titles_1_1" table:base-cell-address="$'Order Response Simple'.$A$1" table:cell-range-address="$'Order Response Simple'.$A$2:.$ID$2"/>
        <table:named-expression table:name="Excel_BuiltIn_Print_Titles_1___0" table:base-cell-address="$'Order Response Simple'.$A$1" table:expression="&quot;$Invoice.$#REF!$#REF!:$#REF!$#REF!&quot;"/>
        <table:named-range table:name="Excel_BuiltIn_Print_Area_1" table:base-cell-address="$'Order Response Simple'.$A$1" table:cell-range-address="$'Order Response Simple'.$A$2:.$AE$21" table:range-usable-as="print-range"/>
        <table:named-range table:name="Excel_BuiltIn_Print_Titles_1" table:base-cell-address="$'Order Response Simple'.$A$1" table:cell-range-address="$'Order Response Simple'.$A$2:.$IV$2" table:range-usable-as="repeat-column repeat-row"/>
      </table:named-expressions>
      <table:database-ranges>
        <table:database-range table:name="Excel_BuiltIn__FilterDatabase_1" table:target-range-address="'Order Response Simple'.A1:'Order Response Simpl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_20_Simple" style:display-name="PageStyle_Order Response Simpl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3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02:34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33"/>
  </office:meta>
</office:document-meta>
</file>